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Text_20_body">
      <style:text-properties officeooo:rsid="0013c658" officeooo:paragraph-rsid="0013c658"/>
    </style:style>
    <style:style style:name="P3" style:family="paragraph" style:parent-style-name="Text_20_body">
      <style:text-properties officeooo:rsid="0013c658" officeooo:paragraph-rsid="0015f074"/>
    </style:style>
    <style:style style:name="P4" style:family="paragraph" style:parent-style-name="Text_20_body">
      <style:text-properties officeooo:rsid="0014a89b" officeooo:paragraph-rsid="0014a89b"/>
    </style:style>
    <style:style style:name="P5" style:family="paragraph" style:parent-style-name="Text_20_body">
      <style:text-properties officeooo:rsid="0014a89b" officeooo:paragraph-rsid="0015f074"/>
    </style:style>
    <style:style style:name="P6" style:family="paragraph" style:parent-style-name="Text_20_body">
      <style:text-properties officeooo:rsid="0014a89b" officeooo:paragraph-rsid="0018bc34"/>
    </style:style>
    <style:style style:name="P7" style:family="paragraph" style:parent-style-name="Text_20_body">
      <style:text-properties officeooo:rsid="00155a85" officeooo:paragraph-rsid="00155a85"/>
    </style:style>
    <style:style style:name="P8" style:family="paragraph" style:parent-style-name="Text_20_body">
      <style:text-properties officeooo:rsid="0015692d" officeooo:paragraph-rsid="0015692d"/>
    </style:style>
    <style:style style:name="P9" style:family="paragraph" style:parent-style-name="Text_20_body">
      <style:text-properties officeooo:rsid="0015f074" officeooo:paragraph-rsid="0015f074"/>
    </style:style>
    <style:style style:name="P10" style:family="paragraph" style:parent-style-name="Text_20_body">
      <style:text-properties officeooo:rsid="0015f074" officeooo:paragraph-rsid="0018bc34"/>
    </style:style>
    <style:style style:name="P11" style:family="paragraph" style:parent-style-name="Text_20_body">
      <style:text-properties officeooo:rsid="0016d7b9" officeooo:paragraph-rsid="0016d7b9"/>
    </style:style>
    <style:style style:name="P12" style:family="paragraph" style:parent-style-name="Text_20_body">
      <style:text-properties officeooo:rsid="001ab5cd" officeooo:paragraph-rsid="001ab5cd"/>
    </style:style>
    <style:style style:name="T1" style:family="text">
      <style:text-properties officeooo:rsid="0013c658"/>
    </style:style>
    <style:style style:name="T2" style:family="text">
      <style:text-properties officeooo:rsid="0014a89b"/>
    </style:style>
    <style:style style:name="T3" style:family="text">
      <style:text-properties officeooo:rsid="00155a85"/>
    </style:style>
    <style:style style:name="T4" style:family="text">
      <style:text-properties officeooo:rsid="0015f074"/>
    </style:style>
    <style:style style:name="T5" style:family="text">
      <style:text-properties officeooo:rsid="0018bc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Init.Sim</text:h>
      <text:p text:style-name="P2">Enthält die Daten die zum Inizialisieren der Simulation benötigt werden. Hierzu gehört die Map größe, die Player Position und die Zombie Positionen.</text:p>
      <text:p text:style-name="P2"/>
      <text:p text:style-name="P7">Datei:</text:p>
      <text:p text:style-name="P7">5000 5000</text:p>
      <text:p text:style-name="P7">3500 1500</text:p>
      <text:p text:style-name="P7">4500 4500</text:p>
      <text:p text:style-name="P7">500 4500</text:p>
      <text:p text:style-name="P7">4500 500</text:p>
      <text:p text:style-name="P7">4001 4201</text:p>
      <text:p text:style-name="P7">3501 4001</text:p>
      <text:p text:style-name="P7">4001 4201</text:p>
      <text:p text:style-name="P7">3501 4001</text:p>
      <text:p text:style-name="P7">550 4520</text:p>
      <text:p text:style-name="P7">4600 200</text:p>
      <text:p text:style-name="P7">2230 3400</text:p>
      <text:p text:style-name="P7">4201 4201</text:p>
      <text:p text:style-name="P7">4301 2901</text:p>
      <text:p text:style-name="P7">1001 4001</text:p>
      <text:p text:style-name="P2"/>
      <text:p text:style-name="P2">Erste Zeile: MapSize</text:p>
      <text:p text:style-name="P2">Breite Höhe<text:tab/><text:tab/>Enthält 2 Integer Werte, diese geben die Breite und Höhe der Map an.</text:p>
      <text:p text:style-name="P2">5000 5000</text:p>
      <text:p text:style-name="P2"/>
      <text:p text:style-name="P2">Zweite Zeile: PlayerPosition</text:p>
      <text:p text:style-name="P2">X Y<text:tab/><text:tab/><text:tab/> Enthält 2 Integer Werte, diese geben die X und Y Position des Players an.</text:p>
      <text:p text:style-name="P2">3500 1500</text:p>
      <text:p text:style-name="P4"/>
      <text:p text:style-name="P4">Alle folgenden Zeiln: ZombiePosition</text:p>
      <text:p text:style-name="P4">X Y<text:tab/><text:tab/><text:tab/><text:span text:style-name="T1">Enthält 2 Integer Werte, diese geben die X und Y Position des </text:span>Zombies<text:span text:style-name="T1"> an.</text:span></text:p>
      <text:p text:style-name="P4">4500 450<text:span text:style-name="T3">0</text:span></text:p>
      <text:h text:style-name="P1" text:outline-level="3">Player.Simin</text:h>
      <text:p text:style-name="P8">Enthält für jeden Schritt der Simulation die Aktion die der Player ausführt. Entweder eine Position in deren Richtung sich der Player bewegen soll, oder ein Flag, dass eine Bombe gelegt werden soll.</text:p>
      <text:p text:style-name="P8"/>
      <text:p text:style-name="P8">1165 2124</text:p>
      <text:p text:style-name="P8">1165 2124</text:p>
      <text:p text:style-name="P8">true</text:p>
      <text:p text:style-name="P8">2500 2500</text:p>
      <text:p text:style-name="P8">2500 2500</text:p>
      <text:p text:style-name="P8"/>
      <text:p text:style-name="P8">Position:</text:p>
      <text:p text:style-name="P8">X Y<text:tab/><text:tab/><text:tab/>Die Position in deren Richtung sich der Player im nächsten Zeitschritt <text:tab/><text:tab/><text:tab/><text:tab/>bewegen soll. <text:span text:style-name="T1">Enthält 2 Integer Werte, diese geben die X und Y Position </text:span>an.</text:p>
      <text:p text:style-name="P8">1165 2124</text:p>
      <text:p text:style-name="P8"/>
      <text:p text:style-name="P8">PlaceBomb:</text:p>
      <text:p text:style-name="P8">PlaceBomb?<text:tab/><text:tab/>Ein Boolean der angibt ob eine Bombe an die Momentane Position gelegt <text:tab/><text:tab/><text:tab/>werden soll.</text:p>
      <text:p text:style-name="P8">True</text:p>
      <text:p text:style-name="P8"/>
      <text:p text:style-name="P8">In einem Zeitschritt kann immer nur eine Aktion ausgeführt werden, dass bedeutet es kann entweder in Richtung einer Position gegangen, oder eine Bombe gelegt werden.</text:p>
      <text:h text:style-name="P1" text:outline-level="3">State.Simout</text:h>
      <text:p text:style-name="P9">Enthält die ausgeführten Simulationsschritte. Nützlich um die Simulation nachzufolziehen.</text:p>
      <text:p text:style-name="P9"/>
      <text:p text:style-name="P3">Erste Zeile: MapSize</text:p>
      <text:p text:style-name="P3">Breite Höhe<text:tab/><text:tab/>Enthält 2 Integer Werte, diese geben die Breite und Höhe der Map an.</text:p>
      <text:p text:style-name="P3">5000 5000</text:p>
      <text:h text:style-name="Heading_20_4" text:outline-level="4">Datenblock:</text:h>
      <text:p text:style-name="P9">Dann immer ein Datenblock der einem Simulationsschritt entspricht. Jeder Datenblock wird mit einer "#" beendet.</text:p>
      <text:p text:style-name="P3"/>
      <text:p text:style-name="P3">Erste Zeile: PlayerPosition <text:span text:style-name="T4">und Health</text:span></text:p>
      <text:p text:style-name="P3">X Y <text:span text:style-name="T4">Health<text:tab/><text:tab/></text:span>Enthält <text:span text:style-name="T4">3</text:span> Integer Werte, diese geben die X und Y Position des Players an, <text:tab/><text:tab/><text:tab/><text:span text:style-name="T4">sowie das verbleibende Leben.</text:span></text:p>
      <text:p text:style-name="P3">2500 2500 100</text:p>
      <text:p text:style-name="P3"/>
      <text:p text:style-name="P9">Zweite Zeile: Anzahl Zombies</text:p>
      <text:p text:style-name="P9">N<text:tab/><text:tab/><text:tab/>Ein <text:span text:style-name="T1">Integer Werte </text:span>der die Anzahl der Zombies angibt.</text:p>
      <text:p text:style-name="P9">10</text:p>
      <text:p text:style-name="P9"/>
      <text:p text:style-name="P9">Nächste N Zeilen: <text:span text:style-name="T2">ZombiePosition</text:span></text:p>
      <text:p text:style-name="P5">X Y<text:tab/><text:tab/><text:tab/><text:span text:style-name="T1">Enthält 2 Integer Werte, diese geben die X und Y Position des </text:span>Zombies<text:span text:style-name="T1"> an.</text:span></text:p>
      <text:p text:style-name="P5">4500 450<text:span text:style-name="T3">0</text:span></text:p>
      <text:p text:style-name="P5"/>
      <text:p text:style-name="P11">Nächste Zeile: Anzahl der Bomben</text:p>
      <text:p text:style-name="P11">B<text:tab/><text:tab/><text:tab/><text:span text:style-name="T4">Ein Integer Werte der die Anzahl der </text:span>Bomben<text:span text:style-name="T4"> angibt, </text:span>die momentan in der <text:tab/><text:tab/><text:tab/>Map plaziert sind.</text:p>
      <text:p text:style-name="P11">1</text:p>
      <text:p text:style-name="P11"/>
      <text:p text:style-name="P10">Nächste <text:span text:style-name="T5">B</text:span> Zeilen: <text:span text:style-name="T5">BombPosition und Countdown</text:span></text:p>
      <text:p text:style-name="P6">X Y <text:span text:style-name="T5">Countdown<text:tab/>Enthält 3 Integer Werte, diese geben die X und Y Position der Bombe an, <text:tab/><text:tab/><text:tab/>sowie die verbleibenden Züge bis zur Detonation.</text:span></text:p>
      <text:p text:style-name="P6">2149 2808 <text:span text:style-name="T5">9</text:span></text:p>
      <text:p text:style-name="P6"/>
      <text:p text:style-name="P12">Letzte Zeile: Score</text:p>
      <text:p text:style-name="P12">Score<text:tab/><text:tab/><text:tab/>ein Integer Wert der den gesamten erreichten Score angibt.</text:p>
      <text:p text:style-name="P12">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0M26S</meta:editing-duration>
    <meta:editing-cycles>9</meta:editing-cycles>
    <meta:generator>LibreOffice/5.4.0.3$Windows_X86_64 LibreOffice_project/7556cbc6811c9d992f4064ab9287069087d7f62c</meta:generator>
    <dc:date>2017-11-15T02:34:49.492000000</dc:date>
    <dc:creator>Bela H. Böhnke</dc:creator>
    <meta:document-statistic meta:table-count="0" meta:image-count="0" meta:object-count="0" meta:page-count="3" meta:paragraph-count="66" meta:word-count="413" meta:character-count="2461" meta:non-whitespace-character-count="2079"/>
    <meta:user-defined meta:name="Info 1"/>
    <meta:user-defined meta:name="Info 2"/>
    <meta:user-defined meta:name="Info 3"/>
    <meta:user-defined meta:name="Info 4"/>
  </office:meta>
</office:document-meta>
</file>